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-112543">
            <text:p>Beta-112543</text:p>
          </table:table-cell>
          <table:table-cell office:value-type="float" office:value="69.774">
            <text:p>69.774</text:p>
          </table:table-cell>
          <table:table-cell office:value-type="float" office:value="-51.249">
            <text:p>-51.249</text:p>
          </table:table-cell>
          <table:table-cell office:value-type="float" office:value="6950.0">
            <text:p>695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4.36">
            <text:p>24.36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LongEtal1999,LongEtal2011">
            <text:p>LongEtal1999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-107879">
            <text:p>Beta-107879</text:p>
          </table:table-cell>
          <table:table-cell office:value-type="float" office:value="69.76">
            <text:p>69.76</text:p>
          </table:table-cell>
          <table:table-cell office:value-type="float" office:value="-51.235">
            <text:p>-51.235</text:p>
          </table:table-cell>
          <table:table-cell office:value-type="float" office:value="8820.0">
            <text:p>882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8.45">
            <text:p>68.45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LongEtal1999,LongEtal2011">
            <text:p>LongEtal1999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-110747">
            <text:p>Beta-110747</text:p>
          </table:table-cell>
          <table:table-cell office:value-type="float" office:value="69.768">
            <text:p>69.768</text:p>
          </table:table-cell>
          <table:table-cell office:value-type="float" office:value="-51.26">
            <text:p>-51.26</text:p>
          </table:table-cell>
          <table:table-cell office:value-type="float" office:value="4510.0">
            <text:p>451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97">
            <text:p>12.97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LongEtal1999,LongEtal2011">
            <text:p>LongEtal1999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-110748">
            <text:p>Beta-110748</text:p>
          </table:table-cell>
          <table:table-cell office:value-type="float" office:value="69.768">
            <text:p>69.768</text:p>
          </table:table-cell>
          <table:table-cell office:value-type="float" office:value="-51.255">
            <text:p>-51.255</text:p>
          </table:table-cell>
          <table:table-cell office:value-type="float" office:value="6290.0">
            <text:p>629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.11">
            <text:p>17.1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ongEtal1999,LongEtal2011">
            <text:p>LongEtal1999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KIA-23027">
            <text:p>KIA-23027</text:p>
          </table:table-cell>
          <table:table-cell office:value-type="float" office:value="69.501">
            <text:p>69.501</text:p>
          </table:table-cell>
          <table:table-cell office:value-type="float" office:value="-50.712">
            <text:p>-50.712</text:p>
          </table:table-cell>
          <table:table-cell office:value-type="float" office:value="6113.0">
            <text:p>6113.0</text:p>
          </table:table-cell>
          <table:table-cell office:value-type="float" office:value="121.0">
            <text:p>121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6.08">
            <text:p>36.0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-112544">
            <text:p>Beta-112544</text:p>
          </table:table-cell>
          <table:table-cell office:value-type="float" office:value="69.767">
            <text:p>69.767</text:p>
          </table:table-cell>
          <table:table-cell office:value-type="float" office:value="-51.233">
            <text:p>-51.233</text:p>
          </table:table-cell>
          <table:table-cell office:value-type="float" office:value="7780.0">
            <text:p>778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91">
            <text:p>45.91</text:p>
          </table:table-cell>
          <table:table-cell office:value-type="float" office:value="0.38">
            <text:p>0.38</text:p>
          </table:table-cell>
          <table:table-cell office:value-type="float" office:value="0.38">
            <text:p>0.38</text:p>
          </table:table-cell>
          <table:table-cell office:value-type="string" office:value="LongEtal1999,LongEtal2011">
            <text:p>LongEtal1999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_110456">
            <text:p>Beta_110456</text:p>
          </table:table-cell>
          <table:table-cell office:value-type="float" office:value="69.844">
            <text:p>69.844</text:p>
          </table:table-cell>
          <table:table-cell office:value-type="float" office:value="-51.094">
            <text:p>-51.094</text:p>
          </table:table-cell>
          <table:table-cell office:value-type="float" office:value="1360.0">
            <text:p>136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LongEtal1999,LongEtal2011">
            <text:p>LongEtal1999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KIA-23026">
            <text:p>KIA-23026</text:p>
          </table:table-cell>
          <table:table-cell office:value-type="float" office:value="69.501">
            <text:p>69.501</text:p>
          </table:table-cell>
          <table:table-cell office:value-type="float" office:value="-50.726">
            <text:p>-50.726</text:p>
          </table:table-cell>
          <table:table-cell office:value-type="float" office:value="6475.0">
            <text:p>6475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97">
            <text:p>31.9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_110457">
            <text:p>Beta_110457</text:p>
          </table:table-cell>
          <table:table-cell office:value-type="float" office:value="69.844">
            <text:p>69.844</text:p>
          </table:table-cell>
          <table:table-cell office:value-type="float" office:value="-51.094">
            <text:p>-51.094</text:p>
          </table:table-cell>
          <table:table-cell office:value-type="float" office:value="3750.0">
            <text:p>375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5">
            <text:p>-2.75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LongEtal1999,LongEtal2011">
            <text:p>LongEtal1999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KIA-23028">
            <text:p>KIA-23028</text:p>
          </table:table-cell>
          <table:table-cell office:value-type="float" office:value="69.479">
            <text:p>69.479</text:p>
          </table:table-cell>
          <table:table-cell office:value-type="float" office:value="-50.706">
            <text:p>-50.706</text:p>
          </table:table-cell>
          <table:table-cell office:value-type="float" office:value="6814.0">
            <text:p>6814.0</text:p>
          </table:table-cell>
          <table:table-cell office:value-type="float" office:value="38.0">
            <text:p>38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1.21">
            <text:p>41.2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